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ea5b" officeooo:paragraph-rsid="000bea5b"/>
    </style:style>
    <style:style style:name="P2" style:family="paragraph" style:parent-style-name="Standard">
      <style:text-properties officeooo:rsid="000bea5b" officeooo:paragraph-rsid="000f5e98"/>
    </style:style>
    <style:style style:name="P3" style:family="paragraph" style:parent-style-name="Standard">
      <style:paragraph-properties fo:text-align="center" style:justify-single-word="false"/>
      <style:text-properties fo:font-size="21pt" officeooo:rsid="000bea5b" officeooo:paragraph-rsid="000bea5b" style:font-size-asian="18.3500003814697pt" style:font-size-complex="21pt"/>
    </style:style>
    <style:style style:name="P4" style:family="paragraph" style:parent-style-name="Standard">
      <style:paragraph-properties fo:text-align="center" style:justify-single-word="false"/>
      <style:text-properties fo:font-size="21pt" officeooo:rsid="000f5e98" officeooo:paragraph-rsid="000f5e98" style:font-size-asian="18.3500003814697pt" style:font-size-complex="21pt"/>
    </style:style>
    <style:style style:name="P5" style:family="paragraph" style:parent-style-name="Standard">
      <style:paragraph-properties fo:text-align="center" style:justify-single-word="false"/>
      <style:text-properties fo:color="#c9211e" loext:opacity="100%" fo:font-size="21pt" officeooo:rsid="000bea5b" officeooo:paragraph-rsid="000bea5b" fo:background-color="#ffff00" style:font-size-asian="18.3500003814697pt" style:font-size-complex="21pt"/>
    </style:style>
    <style:style style:name="T1" style:family="text">
      <style:text-properties officeooo:rsid="000d7fc3"/>
    </style:style>
    <style:style style:name="T2" style:family="text">
      <style:text-properties officeooo:rsid="000f5e98"/>
    </style:style>
    <style:style style:name="T3" style:family="text">
      <style:text-properties officeooo:rsid="001074d6"/>
    </style:style>
    <style:style style:name="T4" style:family="text">
      <style:text-properties officeooo:rsid="0011c2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imera Sesión 26/12/2022</text:p>
      <text:p text:style-name="P5">Fecha límite <text:span text:style-name="T1">2/1/2023</text:span></text:p>
      <text:p text:style-name="P1">Antonio: Colores</text:p>
      <text:p text:style-name="P1">Noel: wireframe y Logotipo</text:p>
      <text:p text:style-name="P1">Saul: wireframe</text:p>
      <text:p text:style-name="P1">Christian:</text:p>
      <text:p text:style-name="P1">Izan: <text:span text:style-name="T2">Nombre</text:span></text:p>
      <text:p text:style-name="P1">Samir: Repositorio, Fechas, canal de discord y documentación</text:p>
      <text:p text:style-name="P1"/>
      <text:p text:style-name="P4">Segunda Sesión 2/1/2023</text:p>
      <text:p text:style-name="P2">Antonio: <text:span text:style-name="T3">Notificaciones, Chat</text:span></text:p>
      <text:p text:style-name="P2">Noel: <text:span text:style-name="T2">Página Principal</text:span></text:p>
      <text:p text:style-name="P2">Saul: <text:span text:style-name="T2">Perfil</text:span></text:p>
      <text:p text:style-name="P2">Christian:</text:p>
      <text:p text:style-name="P2">Izan: <text:span text:style-name="T4">Lista de amigos</text:span></text:p>
      <text:p text:style-name="P2">Samir: <text:span text:style-name="T2">Inicio de sesión, Recordar contraseña, Registrarse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6T17:10:33.621000000</meta:creation-date>
    <dc:date>2023-01-02T16:46:12.638000000</dc:date>
    <meta:editing-duration>PT40M52S</meta:editing-duration>
    <meta:editing-cycles>6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5" meta:word-count="48" meta:character-count="359" meta:non-whitespace-character-count="326"/>
  </office:meta>
</office:document-meta>
</file>